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15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5.6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6.2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8.3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4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5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6.4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7.0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6.591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6cm" fo:min-width="12.5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6cm" fo:min-width="12.9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5cm" fo:min-width="10.8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11.5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10.4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 style:text-autospace="none"/>
      <style:text-properties fo:color="#000000" fo:font-size="18pt" style:font-size-asian="18pt" style:font-size-complex="18pt"/>
    </style:style>
    <style:style style:name="P2" style:family="paragraph">
      <style:paragraph-properties fo:margin-left="0cm" fo:margin-right="0cm" fo:text-indent="0cm" style:text-autospace="none"/>
      <style:text-properties fo:color="#000000" fo:font-family="'Liberation Sans'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 style:text-autospace="none"/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 style:text-autospace="none"/>
      <style:text-properties fo:font-family="'Liberation Sans'" style:font-family-generic="swiss" style:font-pitch="variable" fo:font-size="18pt" style:font-size-asian="18pt" style:font-size-complex="18pt"/>
    </style:style>
    <style:style style:name="P7" style:family="paragraph">
      <style:paragraph-properties fo:margin-left="0cm" fo:margin-right="0cm" fo:text-indent="0cm" style:text-autospace="none"/>
      <style:text-properties fo:font-family="'Liberation Sans'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8" style:family="paragraph">
      <style:paragraph-properties fo:margin-left="0cm" fo:margin-right="0cm" fo:text-indent="0cm"/>
      <style:text-properties fo:font-family="'Liberation Sans'" style:font-family-generic="swiss" style:font-pitch="variable" fo:font-size="18pt" style:font-size-asian="18pt" style:font-size-complex="18pt"/>
    </style:style>
    <style:style style:name="T1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style:letter-kerning="true" style:font-family-asian="'Courier New'" style:font-family-generic-asian="modern" style:font-pitch-asian="fixed" style:font-size-asian="18pt" style:font-style-asian="normal" style:font-family-complex="'Courier New'" style:font-family-generic-complex="modern" style:font-pitch-complex="fixed" style:font-size-complex="18pt" style:font-style-complex="normal" style:text-emphasize="none" style:font-relief="none"/>
    </style:style>
    <style:style style:name="T2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style:text-underline-style="none" style:letter-kerning="true" style:font-family-asian="'Courier New'" style:font-family-generic-asian="modern" style:font-pitch-asian="fixed" style:font-size-asian="18pt" style:font-style-asian="normal" style:font-family-complex="'Courier New'" style:font-family-generic-complex="modern" style:font-pitch-complex="fixed" style:font-size-complex="18pt" style:font-style-complex="normal" style:text-emphasize="none" style:font-relief="none"/>
    </style:style>
    <style:style style:name="T3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4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8" style:family="text">
      <style:text-properties style:use-window-font-color="true" style:text-outline="false" style:text-line-through-style="none" fo:font-family="'Liberation Sans'" style:font-family-generic="swiss" style:font-pitch="variable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9" style:family="text">
      <style:text-properties fo:color="#000000" fo:font-family="'Liberation Sans'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0" style:family="text">
      <style:text-properties fo:color="#000000" fo:font-family="'Liberation Sans'" style:font-family-generic="swiss" style:font-pitch="variable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1" style:family="text">
      <style:text-properties fo:color="#4f6fa7" fo:font-family="'Liberation Sans'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" style:family="text">
      <style:text-properties style:use-window-font-color="true" fo:font-family="'Liberation Sans'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3" style:family="text">
      <style:text-properties fo:font-family="'Liberation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6.529cm" svg:height="0.962cm" svg:x="10.389cm" svg:y="5.2cm">
          <draw:text-box>
            <text:p text:style-name="P1"><text:span text:style-name="T1">&gt; </text:span><text:span text:style-name="T2">pbmcFP</text:span><text:span text:style-name="T1"> </text:span><text:span text:style-name="T3">&lt;-</text:span><text:span text:style-name="T4"> compensate(</text:span><text:span text:style-name="T5">pbmcFP,compensation.matrix)</text:span></text:p>
          </draw:text-box>
        </draw:frame>
        <draw:frame draw:style-name="gr2" draw:text-style-name="P3" draw:layer="layout" svg:width="6.238cm" svg:height="0.962cm" svg:x="2.31cm" svg:y="2.568cm">
          <draw:text-box>
            <text:p text:style-name="P3"><text:span text:style-name="T6">Import raw FCS files</text:span></text:p>
          </draw:text-box>
        </draw:frame>
        <draw:frame draw:style-name="gr3" draw:text-style-name="P3" draw:layer="layout" svg:width="6.86cm" svg:height="0.962cm" svg:x="1.961cm" svg:y="4.994cm">
          <draw:text-box>
            <text:p text:style-name="P3"><text:span text:style-name="T6">Per well compensation</text:span></text:p>
          </draw:text-box>
        </draw:frame>
        <draw:frame draw:style-name="gr4" draw:text-style-name="P3" draw:layer="layout" svg:width="9.062cm" svg:height="0.962cm" svg:x="1.257cm" svg:y="7.183cm">
          <draw:text-box>
            <text:p text:style-name="P3"><text:span text:style-name="T6">Select population(s) of interest</text:span></text:p>
          </draw:text-box>
        </draw:frame>
        <draw:frame draw:style-name="gr5" draw:text-style-name="P3" draw:layer="layout" svg:width="5.26cm" svg:height="0.962cm" svg:x="2.867cm" svg:y="11.238cm">
          <draw:text-box>
            <text:p text:style-name="P3"><text:span text:style-name="T6">Set control gates</text:span></text:p>
          </draw:text-box>
        </draw:frame>
        <draw:frame draw:style-name="gr6" draw:text-style-name="P3" draw:layer="layout" svg:width="5.895cm" svg:height="0.962cm" svg:x="2.487cm" svg:y="13.246cm">
          <draw:text-box>
            <text:p text:style-name="P3"><text:span text:style-name="T6">Score test samples</text:span></text:p>
          </draw:text-box>
        </draw:frame>
        <draw:frame draw:style-name="gr7" draw:text-style-name="P3" draw:layer="layout" svg:width="7.114cm" svg:height="0.962cm" svg:x="2.152cm" svg:y="9.176cm">
          <draw:text-box>
            <text:p text:style-name="P3"><text:span text:style-name="T6">Per plate quality control</text:span></text:p>
          </draw:text-box>
        </draw:frame>
        <draw:frame draw:style-name="gr8" draw:text-style-name="P3" draw:layer="layout" svg:width="7.724cm" svg:height="0.962cm" svg:x="1.77cm" svg:y="17.07cm">
          <draw:text-box>
            <text:p text:style-name="P3"><text:span text:style-name="T6">Generate report and plots</text:span></text:p>
          </draw:text-box>
        </draw:frame>
        <draw:frame draw:style-name="gr9" draw:text-style-name="P3" draw:layer="layout" svg:width="7.216cm" svg:height="0.962cm" svg:x="1.999cm" svg:y="15.062cm">
          <draw:text-box>
            <text:p text:style-name="P3"><text:span text:style-name="T6">Annotation and analysis</text:span></text:p>
          </draw:text-box>
        </draw:frame>
        <draw:line draw:style-name="gr10" draw:text-style-name="P4" draw:layer="layout" svg:x1="5.161cm" svg:y1="6.15cm" svg:x2="5.161cm" svg:y2="7.035cm">
          <text:p/>
        </draw:line>
        <draw:line draw:style-name="gr10" draw:text-style-name="P4" draw:layer="layout" svg:x1="5.23cm" svg:y1="16.092cm" svg:x2="5.23cm" svg:y2="16.977cm">
          <text:p/>
        </draw:line>
        <draw:line draw:style-name="gr10" draw:text-style-name="P4" draw:layer="layout" svg:x1="5.14cm" svg:y1="3.667cm" svg:x2="5.141cm" svg:y2="4.806cm">
          <text:p/>
        </draw:line>
        <draw:line draw:style-name="gr10" draw:text-style-name="P4" draw:layer="layout" svg:x1="5.195cm" svg:y1="8.126cm" svg:x2="5.195cm" svg:y2="9.011cm">
          <text:p/>
        </draw:line>
        <draw:line draw:style-name="gr10" draw:text-style-name="P4" draw:layer="layout" svg:x1="5.195cm" svg:y1="10.168cm" svg:x2="5.195cm" svg:y2="11.053cm">
          <text:p/>
        </draw:line>
        <draw:line draw:style-name="gr10" draw:text-style-name="P4" draw:layer="layout" svg:x1="5.195cm" svg:y1="12.11cm" svg:x2="5.195cm" svg:y2="12.995cm">
          <text:p/>
        </draw:line>
        <draw:line draw:style-name="gr10" draw:text-style-name="P4" draw:layer="layout" svg:x1="5.229cm" svg:y1="14.151cm" svg:x2="5.229cm" svg:y2="15.036cm">
          <text:p/>
        </draw:line>
        <draw:frame draw:style-name="gr11" draw:text-style-name="P6" draw:layer="layout" svg:width="13.202cm" svg:height="1.673cm" svg:x="10.404cm" svg:y="2.726cm">
          <draw:text-box>
            <text:p text:style-name="P5"><text:span text:style-name="T2">&gt; pbmcFP </text:span><text:span text:style-name="T7">&lt;-</text:span><text:span text:style-name="T5"> flowPlate(pbmcPlate,</text:span></text:p>
            <text:p text:style-name="P5"><text:span text:style-name="T5"><text:tab/></text:span><text:span text:style-name="T5">wellAnnotation,plateName=</text:span><text:span text:style-name="T8">"PBMC.001"</text:span><text:span text:style-name="T5">)</text:span></text:p>
          </draw:text-box>
        </draw:frame>
        <draw:frame draw:style-name="gr12" draw:text-style-name="P7" draw:layer="layout" svg:width="13.629cm" svg:height="1.673cm" svg:x="10.418cm" svg:y="7.2cm">
          <draw:text-box>
            <text:p text:style-name="P5"><text:span text:style-name="T2">&gt; pbmcFP</text:span><text:span text:style-name="T9"> </text:span><text:span text:style-name="T10">&lt;-</text:span><text:span text:style-name="T9"> Subset(</text:span><text:span text:style-name="T2">pbmcFP</text:span><text:span text:style-name="T9">, rectangleGate(</text:span></text:p>
            <text:p text:style-name="P5"><text:span text:style-name="T11"><text:tab/></text:span><text:span text:style-name="T12">"FSC-H"=c(300,700),"SSC-H"=c(50,400)</text:span><text:span text:style-name="T9">))</text:span></text:p>
          </draw:text-box>
        </draw:frame>
        <draw:frame draw:style-name="gr13" draw:text-style-name="P7" draw:layer="layout" svg:width="11.594cm" svg:height="1.673cm" svg:x="10.43cm" svg:y="11.155cm">
          <draw:text-box>
            <text:p text:style-name="P5"><text:span text:style-name="T2">&gt; pbmcFP </text:span><text:span text:style-name="T7">&lt;-</text:span><text:span text:style-name="T5"> setControlGates(pbmcFP,</text:span></text:p>
            <text:p text:style-name="P5"><text:span text:style-name="T5"><text:tab/></text:span><text:span text:style-name="T5">gateType=</text:span><text:span text:style-name="T8">"Negative.Control"</text:span><text:span text:style-name="T5">)</text:span></text:p>
          </draw:text-box>
        </draw:frame>
        <draw:frame draw:style-name="gr14" draw:text-style-name="P2" draw:layer="layout" svg:width="12.364cm" svg:height="0.962cm" svg:x="10.445cm" svg:y="13.365cm">
          <draw:text-box>
            <text:p text:style-name="P5"><text:span text:style-name="T2">&gt; pbmcFP </text:span><text:span text:style-name="T7">&lt;-</text:span><text:span text:style-name="T5"> applyControlGates(pbmcFP)</text:span></text:p>
          </draw:text-box>
        </draw:frame>
        <draw:frame draw:style-name="gr15" draw:text-style-name="P2" draw:layer="layout" svg:width="11.174cm" svg:height="0.962cm" svg:x="10.482cm" svg:y="15.132cm">
          <draw:text-box>
            <text:p text:style-name="P5"><text:span text:style-name="T2">&gt; pbmcFP </text:span><text:span text:style-name="T7">&lt;-</text:span><text:span text:style-name="T5"> summaryStats(pbmcFP)</text:span></text:p>
          </draw:text-box>
        </draw:frame>
        <draw:frame draw:style-name="gr16" draw:text-style-name="P8" draw:layer="layout" svg:width="16.656cm" svg:height="0.962cm" svg:x="10.461cm" svg:y="9.323cm">
          <draw:text-box>
            <text:p text:style-name="P3"><text:span text:style-name="T13">&gt; ecdfplot(~`FSC-H`|as.factor(Row.Id),plateSet(pbmcFP)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Errol Strain</meta:initial-creator>
    <meta:creation-date>2008-08-04T15:27:22</meta:creation-date>
    <dc:creator>straine</dc:creator>
    <dc:date>2008-08-17T11:50:40</dc:date>
    <meta:editing-cycles>15</meta:editing-cycles>
    <meta:editing-duration>PT1H4M42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